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5.1cm" svg:y1="3.6cm" svg:x2="5.1cm" svg:y2="4.6cm">
          <text:p/>
        </draw:line>
        <draw:rect draw:style-name="gr2" draw:text-style-name="P2" draw:layer="layout" svg:width="5.7cm" svg:height="1.3cm" svg:x="2.3cm" svg:y="15.4cm">
          <text:p text:style-name="P1"><text:span text:style-name="T1">Значение карты соотв колонки</text:span><text:span text:style-name="T1"><text:line-break/></text:span><text:span text:style-name="T1"/></text:p>
        </draw:rect>
        <draw:line draw:style-name="gr1" draw:text-style-name="P1" draw:layer="layout" svg:x1="4.9cm" svg:y1="8.8cm" svg:x2="4.9cm" svg:y2="9.8cm">
          <text:p/>
        </draw:line>
        <draw:circle draw:style-name="gr2" draw:text-style-name="P2" draw:layer="layout" svg:width="0.6cm" svg:height="0.6cm" svg:x="5.3cm" svg:y="8.9cm">
          <text:p text:style-name="P1"><text:span text:style-name="T1">Да</text:span></text:p>
        </draw:circle>
        <draw:rect draw:style-name="gr2" draw:text-style-name="P2" draw:layer="layout" svg:width="5.7cm" svg:height="0.9cm" svg:x="10.4cm" svg:y="10.4cm">
          <text:p text:style-name="P1"><text:span text:style-name="T1">Ошибка, нельзя</text:span></text:p>
        </draw:rect>
        <draw:line draw:style-name="gr1" draw:text-style-name="P1" draw:layer="layout" svg:x1="5.1cm" svg:y1="3.6cm" svg:x2="5.1cm" svg:y2="4.6cm">
          <text:p/>
        </draw:line>
        <draw:custom-shape draw:style-name="gr3" draw:text-style-name="P2" draw:layer="layout" svg:width="4.2cm" svg:height="1.7cm" svg:x="2.8cm" svg:y="12.6cm">
          <text:p text:style-name="P1"><text:span text:style-name="T1">Этап == 0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ircle draw:style-name="gr2" draw:text-style-name="P2" draw:layer="layout" svg:width="0.6cm" svg:height="0.6cm" svg:x="7.9cm" svg:y="18.3cm">
          <text:p text:style-name="P1"><text:span text:style-name="T1">Да</text:span></text:p>
        </draw:circle>
        <draw:custom-shape draw:style-name="gr3" draw:text-style-name="P2" draw:layer="layout" svg:width="7.9cm" svg:height="2.3cm" svg:x="1cm" svg:y="9.6cm">
          <text:p text:style-name="P1"><text:span text:style-name="T1">Верняя карта ?</text:span></text:p>
          <text:p text:style-name="P1"><text:span text:style-name="T1">( Func isverhcell() 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ircle draw:style-name="gr2" draw:text-style-name="P2" draw:layer="layout" svg:width="0.6cm" svg:height="0.6cm" svg:x="5.1cm" svg:y="19.3cm">
          <text:p text:style-name="P1"><text:span text:style-name="T1">Да</text:span></text:p>
        </draw:circle>
        <draw:ellipse draw:style-name="gr2" draw:text-style-name="P2" draw:layer="layout" svg:width="0.8cm" svg:height="0.6cm" svg:x="7.2cm" svg:y="13.3cm">
          <text:p text:style-name="P1"><text:span text:style-name="T1">Нет</text:span></text:p>
        </draw:ellipse>
        <draw:line draw:style-name="gr1" draw:text-style-name="P1" draw:layer="layout" svg:x1="4.9cm" svg:y1="11.5cm" svg:x2="4.9cm" svg:y2="12.5cm">
          <text:p/>
        </draw:line>
        <draw:line draw:style-name="gr1" draw:text-style-name="P1" draw:layer="layout" svg:x1="4.8cm" svg:y1="16.7cm" svg:x2="4.8cm" svg:y2="17.5cm">
          <text:p/>
        </draw:line>
        <draw:line draw:style-name="gr1" draw:text-style-name="P1" draw:layer="layout" svg:x1="12.3cm" svg:y1="18.1cm" svg:x2="9.2cm" svg:y2="18.1cm">
          <text:p/>
        </draw:line>
        <draw:rect draw:style-name="gr2" draw:text-style-name="P2" draw:layer="layout" svg:width="5.7cm" svg:height="1.3cm" svg:x="2.3cm" svg:y="2.3cm">
          <text:p text:style-name="P1"><text:span text:style-name="T1">Инициализация</text:span></text:p>
        </draw:rect>
        <draw:circle draw:style-name="gr2" draw:text-style-name="P2" draw:layer="layout" svg:width="0.6cm" svg:height="0.6cm" svg:x="5cm" svg:y="11.6cm">
          <text:p text:style-name="P1"><text:span text:style-name="T1">Да</text:span></text:p>
        </draw:circle>
        <draw:line draw:style-name="gr1" draw:text-style-name="P1" draw:layer="layout" svg:x1="9cm" svg:y1="10.8cm" svg:x2="10.2cm" svg:y2="10.8cm">
          <text:p/>
        </draw:line>
        <draw:ellipse draw:style-name="gr2" draw:text-style-name="P2" draw:layer="layout" svg:width="0.8cm" svg:height="0.6cm" svg:x="8.9cm" svg:y="10.1cm">
          <text:p text:style-name="P1"><text:span text:style-name="T1">Нет</text:span></text:p>
        </draw:ellipse>
        <draw:line draw:style-name="gr1" draw:text-style-name="P1" draw:layer="layout" svg:x1="7cm" svg:y1="13.4cm" svg:x2="10.2cm" svg:y2="11.1cm">
          <text:p/>
        </draw:line>
        <draw:line draw:style-name="gr1" draw:text-style-name="P1" draw:layer="layout" svg:x1="16.7cm" svg:y1="13.3cm" svg:x2="16.7cm" svg:y2="12.2cm">
          <text:p/>
        </draw:line>
        <draw:line draw:style-name="gr1" draw:text-style-name="P1" draw:layer="layout" svg:x1="4.9cm" svg:y1="14.3cm" svg:x2="4.9cm" svg:y2="15.4cm">
          <text:p/>
        </draw:line>
        <draw:circle draw:style-name="gr2" draw:text-style-name="P2" draw:layer="layout" svg:width="0.6cm" svg:height="0.6cm" svg:x="5cm" svg:y="14.3cm">
          <text:p text:style-name="P1"><text:span text:style-name="T1">Да</text:span></text:p>
        </draw:circle>
        <draw:rect draw:style-name="gr2" draw:text-style-name="P2" draw:layer="layout" svg:width="5.7cm" svg:height="1.3cm" svg:x="2.7cm" svg:y="20cm">
          <text:p text:style-name="P1"><text:span text:style-name="T1">Отметить колонку «из»</text:span><text:span text:style-name="T1"><text:line-break/></text:span><text:span text:style-name="T1">Этап = «из»</text:span></text:p>
        </draw:rect>
        <draw:custom-shape draw:style-name="gr3" draw:text-style-name="P2" draw:layer="layout" svg:width="4.2cm" svg:height="1.7cm" svg:x="2.7cm" svg:y="17.5cm">
          <text:p text:style-name="P1"><text:span text:style-name="T1">Карта «куда» &gt;</text:span></text:p>
          <text:p text:style-name="P1"><text:span text:style-name="T1">«из»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" draw:text-style-name="P1" draw:layer="layout" svg:x1="4.8cm" svg:y1="19.2cm" svg:x2="4.8cm" svg:y2="20cm">
          <text:p/>
        </draw:line>
        <draw:custom-shape draw:style-name="gr3" draw:text-style-name="P1" draw:layer="layout" svg:width="5.3cm" svg:height="1.7cm" svg:x="18.2cm" svg:y="9.3cm">
          <text:p text:style-name="P1">isverhcell()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4" draw:text-style-name="P1" draw:layer="layout" svg:width="9cm" svg:height="4.3cm" svg:x="12.9cm" svg:y="3.1cm">
          <text:p/>
          <draw:enhanced-geometry svg:viewBox="0 0 21600 21600" draw:text-areas="800 800 20800 20800" draw:type="round-rectangular-callout" draw:modifiers="-8912.60971003222 542.3854917461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" draw:text-style-name="P2" draw:layer="layout" svg:width="5.7cm" svg:height="1.3cm" svg:x="14.5cm" svg:y="4.4cm">
          <text:p text:style-name="P1"><text:span text:style-name="T1">Заполнить ячейки картами</text:span><text:span text:style-name="T1"><text:line-break/></text:span><text:span text:style-name="T1">Этап = 0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rg Kab</meta:initial-creator>
    <meta:creation-date>2022-05-06T15:38:30.37</meta:creation-date>
    <dc:date>2022-05-29T19:06:09.93</dc:date>
    <dc:creator>Serg Kab</dc:creator>
    <meta:editing-duration>PT7H55M59S</meta:editing-duration>
    <meta:editing-cycles>10</meta:editing-cycles>
    <meta:generator>OpenOffice/4.1.6$Win32 OpenOffice.org_project/416m1$Build-9790</meta:generator>
    <meta:document-statistic meta:object-count="28"/>
  </office:meta>
</office:document-meta>
</file>